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13" style:family="table">
      <style:table-properties style:width="17.59cm" fo:margin-top="0cm" fo:margin-bottom="0cm" fo:break-before="page" table:align="center" style:writing-mode="lr-tb"/>
    </style:style>
    <style:style style:name="Tabla13.A" style:family="table-column">
      <style:table-column-properties style:column-width="3.395cm"/>
    </style:style>
    <style:style style:name="Tabla13.B" style:family="table-column">
      <style:table-column-properties style:column-width="14.194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5b9bd5" fo:padding-left="0.206cm" fo:padding-right="0.191cm" fo:padding-top="0cm" fo:padding-bottom="0cm" fo:border-left="1pt solid #5b9bd5" fo:border-right="none" fo:border-top="1pt solid #5b9bd5" fo:border-bottom="none">
        <style:background-image/>
      </style:table-cell-properties>
    </style:style>
    <style:style style:name="Tabla13.B1" style:family="table-cell">
      <style:table-cell-properties fo:background-color="#5b9bd5" fo:padding-left="0.206cm" fo:padding-right="0.191cm" fo:padding-top="0cm" fo:padding-bottom="0cm" fo:border="1pt solid #5b9bd5">
        <style:background-image/>
      </style:table-cell-properties>
    </style:style>
    <style:style style:name="Tabla13.A2" style:family="table-cell">
      <style:table-cell-properties fo:padding-left="0.206cm" fo:padding-right="0.191cm" fo:padding-top="0cm" fo:padding-bottom="0cm" fo:border="1pt solid #5b9bd5"/>
    </style:style>
    <style:style style:name="Tabla13.B2" style:family="table-cell">
      <style:table-cell-properties fo:padding-left="0.206cm" fo:padding-right="0.191cm" fo:padding-top="0cm" fo:padding-bottom="0cm" fo:border="1pt solid #5b9bd5"/>
    </style:style>
    <style:style style:name="Tabla13.A3" style:family="table-cell">
      <style:table-cell-properties fo:padding-left="0.206cm" fo:padding-right="0.191cm" fo:padding-top="0cm" fo:padding-bottom="0cm" fo:border-left="1pt solid #5b9bd5" fo:border-right="none" fo:border-top="none" fo:border-bottom="none"/>
    </style:style>
    <style:style style:name="Tabla13.B3" style:family="table-cell">
      <style:table-cell-properties fo:padding-left="0.206cm" fo:padding-right="0.191cm" fo:padding-top="0cm" fo:padding-bottom="0cm" fo:border="1pt solid #5b9bd5"/>
    </style:style>
    <style:style style:name="Tabla13.A4" style:family="table-cell">
      <style:table-cell-properties fo:padding-left="0.206cm" fo:padding-right="0.191cm" fo:padding-top="0cm" fo:padding-bottom="0cm" fo:border="1pt solid #5b9bd5"/>
    </style:style>
    <style:style style:name="Tabla13.A5" style:family="table-cell">
      <style:table-cell-properties fo:padding-left="0.206cm" fo:padding-right="0.191cm" fo:padding-top="0cm" fo:padding-bottom="0cm" fo:border-left="1pt solid #5b9bd5" fo:border-right="1pt solid #5b9bd5" fo:border-top="none" fo:border-bottom="none"/>
    </style:style>
    <style:style style:name="Tabla13.A6" style:family="table-cell">
      <style:table-cell-properties fo:padding-left="0.206cm" fo:padding-right="0.191cm" fo:padding-top="0cm" fo:padding-bottom="0cm" fo:border="1pt solid #5b9bd5"/>
    </style:style>
    <style:style style:name="Tabla13.A7" style:family="table-cell">
      <style:table-cell-properties fo:padding-left="0.206cm" fo:padding-right="0.191cm" fo:padding-top="0cm" fo:padding-bottom="0cm" fo:border-left="1pt solid #5b9bd5" fo:border-right="1pt solid #5b9bd5" fo:border-top="none" fo:border-bottom="none"/>
    </style:style>
    <style:style style:name="Tabla13.A8" style:family="table-cell">
      <style:table-cell-properties fo:padding-left="0.206cm" fo:padding-right="0.191cm" fo:padding-top="0cm" fo:padding-bottom="0cm" fo:border="1pt solid #5b9bd5"/>
    </style:style>
    <style:style style:name="Tabla13.A9" style:family="table-cell">
      <style:table-cell-properties fo:padding-left="0.206cm" fo:padding-right="0.191cm" fo:padding-top="0cm" fo:padding-bottom="0cm" fo:border-left="1pt solid #5b9bd5" fo:border-right="1pt solid #5b9bd5" fo:border-top="none" fo:border-bottom="1pt solid #5b9bd5"/>
    </style:style>
    <style:style style:name="Tabla1" style:family="table">
      <style:table-properties style:width="17.59cm" fo:margin-top="0cm" fo:margin-bottom="0cm" fo:break-before="page" table:align="center" style:writing-mode="lr-tb"/>
    </style:style>
    <style:style style:name="Tabla1.A" style:family="table-column">
      <style:table-column-properties style:column-width="3.395cm"/>
    </style:style>
    <style:style style:name="Tabla1.B" style:family="table-column">
      <style:table-column-properties style:column-width="14.194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5b9bd5" fo:padding-left="0.206cm" fo:padding-right="0.191cm" fo:padding-top="0cm" fo:padding-bottom="0cm" fo:border-left="1pt solid #5b9bd5" fo:border-right="none" fo:border-top="1pt solid #5b9bd5" fo:border-bottom="none">
        <style:background-image/>
      </style:table-cell-properties>
    </style:style>
    <style:style style:name="Tabla1.B1" style:family="table-cell">
      <style:table-cell-properties fo:background-color="#5b9bd5" fo:padding-left="0.206cm" fo:padding-right="0.191cm" fo:padding-top="0cm" fo:padding-bottom="0cm" fo:border="1pt solid #5b9bd5">
        <style:background-image/>
      </style:table-cell-properties>
    </style:style>
    <style:style style:name="Tabla1.A2" style:family="table-cell">
      <style:table-cell-properties fo:padding-left="0.206cm" fo:padding-right="0.191cm" fo:padding-top="0cm" fo:padding-bottom="0cm" fo:border="1pt solid #5b9bd5"/>
    </style:style>
    <style:style style:name="Tabla1.B2" style:family="table-cell">
      <style:table-cell-properties fo:padding-left="0.206cm" fo:padding-right="0.191cm" fo:padding-top="0cm" fo:padding-bottom="0cm" fo:border="1pt solid #5b9bd5"/>
    </style:style>
    <style:style style:name="Tabla1.A3" style:family="table-cell">
      <style:table-cell-properties fo:padding-left="0.206cm" fo:padding-right="0.191cm" fo:padding-top="0cm" fo:padding-bottom="0cm" fo:border-left="1pt solid #5b9bd5" fo:border-right="none" fo:border-top="none" fo:border-bottom="none"/>
    </style:style>
    <style:style style:name="Tabla1.B3" style:family="table-cell">
      <style:table-cell-properties fo:padding-left="0.206cm" fo:padding-right="0.191cm" fo:padding-top="0cm" fo:padding-bottom="0cm" fo:border="1pt solid #5b9bd5"/>
    </style:style>
    <style:style style:name="Tabla1.A4" style:family="table-cell">
      <style:table-cell-properties fo:padding-left="0.206cm" fo:padding-right="0.191cm" fo:padding-top="0cm" fo:padding-bottom="0cm" fo:border="1pt solid #5b9bd5"/>
    </style:style>
    <style:style style:name="Tabla1.A5" style:family="table-cell">
      <style:table-cell-properties fo:padding-left="0.206cm" fo:padding-right="0.191cm" fo:padding-top="0cm" fo:padding-bottom="0cm" fo:border-left="1pt solid #5b9bd5" fo:border-right="1pt solid #5b9bd5" fo:border-top="none" fo:border-bottom="none"/>
    </style:style>
    <style:style style:name="Tabla1.A6" style:family="table-cell">
      <style:table-cell-properties fo:padding-left="0.206cm" fo:padding-right="0.191cm" fo:padding-top="0cm" fo:padding-bottom="0cm" fo:border="1pt solid #5b9bd5"/>
    </style:style>
    <style:style style:name="Tabla1.A7" style:family="table-cell">
      <style:table-cell-properties fo:padding-left="0.206cm" fo:padding-right="0.191cm" fo:padding-top="0cm" fo:padding-bottom="0cm" fo:border-left="1pt solid #5b9bd5" fo:border-right="1pt solid #5b9bd5" fo:border-top="none" fo:border-bottom="none"/>
    </style:style>
    <style:style style:name="Tabla1.A8" style:family="table-cell">
      <style:table-cell-properties fo:padding-left="0.206cm" fo:padding-right="0.191cm" fo:padding-top="0cm" fo:padding-bottom="0cm" fo:border="1pt solid #5b9bd5"/>
    </style:style>
    <style:style style:name="Tabla1.A9" style:family="table-cell">
      <style:table-cell-properties fo:padding-left="0.206cm" fo:padding-right="0.191cm" fo:padding-top="0cm" fo:padding-bottom="0cm" fo:border-left="1pt solid #5b9bd5" fo:border-right="1pt solid #5b9bd5" fo:border-top="none" fo:border-bottom="1pt solid #5b9bd5"/>
    </style:style>
    <style:style style:name="Tabla2" style:family="table">
      <style:table-properties style:width="17.59cm" fo:margin-top="0cm" fo:margin-bottom="0cm" fo:break-before="page" table:align="center" style:writing-mode="lr-tb"/>
    </style:style>
    <style:style style:name="Tabla2.A" style:family="table-column">
      <style:table-column-properties style:column-width="3.395cm"/>
    </style:style>
    <style:style style:name="Tabla2.B" style:family="table-column">
      <style:table-column-properties style:column-width="14.194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5b9bd5" fo:padding-left="0.206cm" fo:padding-right="0.191cm" fo:padding-top="0cm" fo:padding-bottom="0cm" fo:border-left="1pt solid #5b9bd5" fo:border-right="none" fo:border-top="1pt solid #5b9bd5" fo:border-bottom="none">
        <style:background-image/>
      </style:table-cell-properties>
    </style:style>
    <style:style style:name="Tabla2.B1" style:family="table-cell">
      <style:table-cell-properties fo:background-color="#5b9bd5" fo:padding-left="0.206cm" fo:padding-right="0.191cm" fo:padding-top="0cm" fo:padding-bottom="0cm" fo:border="1pt solid #5b9bd5">
        <style:background-image/>
      </style:table-cell-properties>
    </style:style>
    <style:style style:name="Tabla2.A2" style:family="table-cell">
      <style:table-cell-properties fo:padding-left="0.206cm" fo:padding-right="0.191cm" fo:padding-top="0cm" fo:padding-bottom="0cm" fo:border="1pt solid #5b9bd5"/>
    </style:style>
    <style:style style:name="Tabla2.B2" style:family="table-cell">
      <style:table-cell-properties fo:padding-left="0.206cm" fo:padding-right="0.191cm" fo:padding-top="0cm" fo:padding-bottom="0cm" fo:border="1pt solid #5b9bd5"/>
    </style:style>
    <style:style style:name="Tabla2.A3" style:family="table-cell">
      <style:table-cell-properties fo:padding-left="0.206cm" fo:padding-right="0.191cm" fo:padding-top="0cm" fo:padding-bottom="0cm" fo:border-left="1pt solid #5b9bd5" fo:border-right="none" fo:border-top="none" fo:border-bottom="none"/>
    </style:style>
    <style:style style:name="Tabla2.B3" style:family="table-cell">
      <style:table-cell-properties fo:padding-left="0.206cm" fo:padding-right="0.191cm" fo:padding-top="0cm" fo:padding-bottom="0cm" fo:border="1pt solid #5b9bd5"/>
    </style:style>
    <style:style style:name="Tabla2.A4" style:family="table-cell">
      <style:table-cell-properties fo:padding-left="0.206cm" fo:padding-right="0.191cm" fo:padding-top="0cm" fo:padding-bottom="0cm" fo:border="1pt solid #5b9bd5"/>
    </style:style>
    <style:style style:name="Tabla2.A5" style:family="table-cell">
      <style:table-cell-properties fo:padding-left="0.206cm" fo:padding-right="0.191cm" fo:padding-top="0cm" fo:padding-bottom="0cm" fo:border-left="1pt solid #5b9bd5" fo:border-right="1pt solid #5b9bd5" fo:border-top="none" fo:border-bottom="none"/>
    </style:style>
    <style:style style:name="Tabla2.A6" style:family="table-cell">
      <style:table-cell-properties fo:padding-left="0.206cm" fo:padding-right="0.191cm" fo:padding-top="0cm" fo:padding-bottom="0cm" fo:border="1pt solid #5b9bd5"/>
    </style:style>
    <style:style style:name="Tabla2.A7" style:family="table-cell">
      <style:table-cell-properties fo:padding-left="0.206cm" fo:padding-right="0.191cm" fo:padding-top="0cm" fo:padding-bottom="0cm" fo:border-left="1pt solid #5b9bd5" fo:border-right="1pt solid #5b9bd5" fo:border-top="none" fo:border-bottom="none"/>
    </style:style>
    <style:style style:name="Tabla2.A8" style:family="table-cell">
      <style:table-cell-properties fo:padding-left="0.206cm" fo:padding-right="0.191cm" fo:padding-top="0cm" fo:padding-bottom="0cm" fo:border="1pt solid #5b9bd5"/>
    </style:style>
    <style:style style:name="Tabla2.A9" style:family="table-cell">
      <style:table-cell-properties fo:padding-left="0.206cm" fo:padding-right="0.191cm" fo:padding-top="0cm" fo:padding-bottom="0cm" fo:border-left="1pt solid #5b9bd5" fo:border-right="1pt solid #5b9bd5" fo:border-top="none" fo:border-bottom="1pt solid #5b9bd5"/>
    </style:style>
    <style:style style:name="Tabla3" style:family="table">
      <style:table-properties style:width="17.59cm" fo:margin-top="0cm" fo:margin-bottom="0cm" fo:break-before="page" table:align="center" style:writing-mode="lr-tb"/>
    </style:style>
    <style:style style:name="Tabla3.A" style:family="table-column">
      <style:table-column-properties style:column-width="3.395cm"/>
    </style:style>
    <style:style style:name="Tabla3.B" style:family="table-column">
      <style:table-column-properties style:column-width="14.194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5b9bd5" fo:padding-left="0.206cm" fo:padding-right="0.191cm" fo:padding-top="0cm" fo:padding-bottom="0cm" fo:border-left="1pt solid #5b9bd5" fo:border-right="none" fo:border-top="1pt solid #5b9bd5" fo:border-bottom="none">
        <style:background-image/>
      </style:table-cell-properties>
    </style:style>
    <style:style style:name="Tabla3.B1" style:family="table-cell">
      <style:table-cell-properties fo:background-color="#5b9bd5" fo:padding-left="0.206cm" fo:padding-right="0.191cm" fo:padding-top="0cm" fo:padding-bottom="0cm" fo:border="1pt solid #5b9bd5">
        <style:background-image/>
      </style:table-cell-properties>
    </style:style>
    <style:style style:name="Tabla3.A2" style:family="table-cell">
      <style:table-cell-properties fo:padding-left="0.206cm" fo:padding-right="0.191cm" fo:padding-top="0cm" fo:padding-bottom="0cm" fo:border="1pt solid #5b9bd5"/>
    </style:style>
    <style:style style:name="Tabla3.B2" style:family="table-cell">
      <style:table-cell-properties fo:padding-left="0.206cm" fo:padding-right="0.191cm" fo:padding-top="0cm" fo:padding-bottom="0cm" fo:border="1pt solid #5b9bd5"/>
    </style:style>
    <style:style style:name="Tabla3.A3" style:family="table-cell">
      <style:table-cell-properties fo:padding-left="0.206cm" fo:padding-right="0.191cm" fo:padding-top="0cm" fo:padding-bottom="0cm" fo:border-left="1pt solid #5b9bd5" fo:border-right="none" fo:border-top="none" fo:border-bottom="none"/>
    </style:style>
    <style:style style:name="Tabla3.B3" style:family="table-cell">
      <style:table-cell-properties fo:padding-left="0.206cm" fo:padding-right="0.191cm" fo:padding-top="0cm" fo:padding-bottom="0cm" fo:border="1pt solid #5b9bd5"/>
    </style:style>
    <style:style style:name="Tabla3.A4" style:family="table-cell">
      <style:table-cell-properties fo:padding-left="0.206cm" fo:padding-right="0.191cm" fo:padding-top="0cm" fo:padding-bottom="0cm" fo:border="1pt solid #5b9bd5"/>
    </style:style>
    <style:style style:name="Tabla3.A5" style:family="table-cell">
      <style:table-cell-properties fo:padding-left="0.206cm" fo:padding-right="0.191cm" fo:padding-top="0cm" fo:padding-bottom="0cm" fo:border-left="1pt solid #5b9bd5" fo:border-right="1pt solid #5b9bd5" fo:border-top="none" fo:border-bottom="none"/>
    </style:style>
    <style:style style:name="Tabla3.A6" style:family="table-cell">
      <style:table-cell-properties fo:padding-left="0.206cm" fo:padding-right="0.191cm" fo:padding-top="0cm" fo:padding-bottom="0cm" fo:border="1pt solid #5b9bd5"/>
    </style:style>
    <style:style style:name="Tabla3.A7" style:family="table-cell">
      <style:table-cell-properties fo:padding-left="0.206cm" fo:padding-right="0.191cm" fo:padding-top="0cm" fo:padding-bottom="0cm" fo:border-left="1pt solid #5b9bd5" fo:border-right="1pt solid #5b9bd5" fo:border-top="none" fo:border-bottom="none"/>
    </style:style>
    <style:style style:name="Tabla3.A8" style:family="table-cell">
      <style:table-cell-properties fo:padding-left="0.206cm" fo:padding-right="0.191cm" fo:padding-top="0cm" fo:padding-bottom="0cm" fo:border="1pt solid #5b9bd5"/>
    </style:style>
    <style:style style:name="Tabla3.A9" style:family="table-cell">
      <style:table-cell-properties fo:padding-left="0.206cm" fo:padding-right="0.191cm" fo:padding-top="0cm" fo:padding-bottom="0cm" fo:border-left="1pt solid #5b9bd5" fo:border-right="1pt solid #5b9bd5" fo:border-top="none" fo:border-bottom="1pt solid #5b9bd5"/>
    </style:style>
    <style:style style:name="P1" style:family="paragraph" style:parent-style-name="Standard">
      <style:text-properties officeooo:paragraph-rsid="001a5f6b"/>
    </style:style>
    <style:style style:name="P2" style:family="paragraph" style:parent-style-name="Table_20_Contents">
      <style:paragraph-properties fo:margin-top="0cm" fo:margin-bottom="0cm" loext:contextual-spacing="false" fo:line-height="100%"/>
      <style:text-properties fo:color="#ffffff" fo:font-weight="bold" officeooo:paragraph-rsid="001a5f6b" style:font-weight-asian="bold" style:font-weight-complex="bold"/>
    </style:style>
    <style:style style:name="P3" style:family="paragraph" style:parent-style-name="Table_20_Contents">
      <style:paragraph-properties fo:margin-top="0cm" fo:margin-bottom="0cm" loext:contextual-spacing="false" fo:line-height="100%"/>
      <style:text-properties fo:color="#ffffff" fo:font-weight="bold" officeooo:rsid="001a5f6b" officeooo:paragraph-rsid="001a5f6b" style:font-weight-asian="bold" style:font-weight-complex="bold"/>
    </style:style>
    <style:style style:name="P4" style:family="paragraph" style:parent-style-name="Table_20_Contents">
      <style:paragraph-properties fo:margin-top="0cm" fo:margin-bottom="0cm" loext:contextual-spacing="false" fo:line-height="100%"/>
      <style:text-properties fo:font-weight="bold" officeooo:paragraph-rsid="001a5f6b" style:font-weight-asian="bold" style:font-weight-complex="bold"/>
    </style:style>
    <style:style style:name="P5" style:family="paragraph" style:parent-style-name="Table_20_Contents">
      <style:paragraph-properties fo:margin-top="0cm" fo:margin-bottom="0cm" loext:contextual-spacing="false" fo:line-height="100%"/>
      <style:text-properties fo:font-weight="bold" officeooo:rsid="001a5f6b" officeooo:paragraph-rsid="001a5f6b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 fo:line-height="100%"/>
      <style:text-properties officeooo:paragraph-rsid="001a5f6b"/>
    </style:style>
    <style:style style:name="P7" style:family="paragraph" style:parent-style-name="Table_20_Contents">
      <style:paragraph-properties fo:margin-top="0cm" fo:margin-bottom="0cm" loext:contextual-spacing="false" fo:line-height="100%"/>
      <style:text-properties officeooo:rsid="001a5f6b" officeooo:paragraph-rsid="001a5f6b"/>
    </style:style>
    <style:style style:name="P8" style:family="paragraph" style:parent-style-name="Table_20_Contents" style:list-style-name="L1">
      <style:paragraph-properties fo:margin-top="0cm" fo:margin-bottom="0cm" loext:contextual-spacing="false" fo:line-height="100%"/>
      <style:text-properties fo:font-weight="bold" officeooo:paragraph-rsid="001a5f6b" style:font-weight-asian="bold" style:font-weight-complex="bold"/>
    </style:style>
    <style:style style:name="P9" style:family="paragraph" style:parent-style-name="Table_20_Contents">
      <style:paragraph-properties fo:margin-top="0cm" fo:margin-bottom="0cm" loext:contextual-spacing="false" fo:line-height="100%"/>
      <style:text-properties fo:font-weight="bold" officeooo:paragraph-rsid="001a5f6b" style:font-weight-asian="bold" style:font-weight-complex="bold"/>
    </style:style>
    <style:style style:name="P10" style:family="paragraph" style:parent-style-name="Table_20_Contents">
      <style:paragraph-properties fo:margin-top="0cm" fo:margin-bottom="0cm" loext:contextual-spacing="false" fo:line-height="100%"/>
      <style:text-properties fo:font-weight="bold" officeooo:rsid="001a5f6b" officeooo:paragraph-rsid="001a5f6b" style:font-weight-asian="bold" style:font-weight-complex="bold"/>
    </style:style>
    <style:style style:name="P11" style:family="paragraph" style:parent-style-name="Table_20_Contents" style:list-style-name="L1">
      <style:paragraph-properties fo:margin-top="0cm" fo:margin-bottom="0cm" loext:contextual-spacing="false" fo:line-height="100%"/>
      <style:text-properties fo:font-weight="bold" officeooo:rsid="001a5f6b" officeooo:paragraph-rsid="001a5f6b" style:font-weight-asian="bold" style:font-weight-complex="bold"/>
    </style:style>
    <style:style style:name="P12" style:family="paragraph" style:parent-style-name="Table_20_Contents" style:list-style-name="L1">
      <style:paragraph-properties fo:margin-top="0cm" fo:margin-bottom="0cm" loext:contextual-spacing="false" fo:line-height="100%"/>
      <style:text-properties fo:font-weight="bold" officeooo:rsid="001a8b4a" officeooo:paragraph-rsid="001a8b4a" style:font-weight-asian="bold" style:font-weight-complex="bold"/>
    </style:style>
    <style:style style:name="P13" style:family="paragraph" style:parent-style-name="Table_20_Contents">
      <style:paragraph-properties fo:margin-top="0cm" fo:margin-bottom="0cm" loext:contextual-spacing="false" fo:line-height="100%"/>
      <style:text-properties fo:color="#ffffff" fo:font-weight="bold" officeooo:rsid="001a5f6b" officeooo:paragraph-rsid="001a5f6b" style:font-weight-asian="bold" style:font-weight-complex="bold"/>
    </style:style>
    <style:style style:name="T1" style:family="text">
      <style:text-properties officeooo:rsid="001a5f6b"/>
    </style:style>
    <style:style style:name="T2" style:family="text">
      <style:text-properties officeooo:rsid="001a8b4a"/>
    </style:style>
    <style:style style:name="T3" style:family="text">
      <style:text-properties officeooo:rsid="001bee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2">Nombre:</text:p>
          </table:table-cell>
          <table:table-cell table:style-name="Tabla13.B1" office:value-type="string">
            <text:p text:style-name="P3">Login</text:p>
          </table:table-cell>
        </table:table-row>
        <table:table-row table:style-name="Tabla13.1">
          <table:table-cell table:style-name="Tabla13.A2" office:value-type="string">
            <text:p text:style-name="P4">Autor:</text:p>
          </table:table-cell>
          <table:table-cell table:style-name="Tabla13.B2" office:value-type="string">
            <text:p text:style-name="P7">Carlos Humberto Romero Callejas</text:p>
          </table:table-cell>
        </table:table-row>
        <table:table-row table:style-name="Tabla13.1">
          <table:table-cell table:style-name="Tabla13.A3" office:value-type="string">
            <text:p text:style-name="P4">Fecha:</text:p>
          </table:table-cell>
          <table:table-cell table:style-name="Tabla13.B3" office:value-type="string">
            <text:p text:style-name="P6"><text:span text:style-name="T1">30</text:span>/<text:span text:style-name="T1">10/</text:span>2014</text:p>
          </table:table-cell>
        </table:table-row>
        <table:table-row table:style-name="Tabla13.1">
          <table:table-cell table:style-name="Tabla13.A4" table:number-columns-spanned="2" office:value-type="string">
            <text:p text:style-name="P4">Descripción: El usuario<text:span text:style-name="T1"> </text:span>entra al sistema <text:span text:style-name="T1">Dasoft</text:span> en línea del <text:span text:style-name="T1">despacho de abogados si tiene una contraseña y usuario validos</text:span></text:p>
          </table:table-cell>
          <table:covered-table-cell/>
        </table:table-row>
        <table:table-row table:style-name="Tabla13.1">
          <table:table-cell table:style-name="Tabla13.A5" table:number-columns-spanned="2" office:value-type="string">
            <text:p text:style-name="P4">Actores: Usuario de sistema sin logeo.</text:p>
          </table:table-cell>
          <table:covered-table-cell/>
        </table:table-row>
        <table:table-row table:style-name="Tabla13.1">
          <table:table-cell table:style-name="Tabla13.A6" table:number-columns-spanned="2" office:value-type="string">
            <text:p text:style-name="P4">Precondiciones: El usuario debe haberse registrado con un empleado y debe haber activado la cuenta del usuario.</text:p>
            <text:p text:style-name="P5">Ingresar la direccion URL del sistema en el navegador web</text:p>
          </table:table-cell>
          <table:covered-table-cell/>
        </table:table-row>
        <table:table-row table:style-name="Tabla13.1">
          <table:table-cell table:style-name="Tabla13.A7" table:number-columns-spanned="2" office:value-type="string">
            <text:list xml:id="list8144391122780371104" text:style-name="L1">
              <text:list-item>
                <text:p text:style-name="P8">Flujo normal:</text:p>
              </text:list-item>
              <text:list-item>
                <text:p text:style-name="P8">El usuario ingresa su nombre de usuario y contraseña en el sistema</text:p>
              </text:list-item>
              <text:list-item>
                <text:p text:style-name="P8">El sistema valida que los campos sean correctos y son aceptados.</text:p>
              </text:list-item>
              <text:list-item>
                <text:p text:style-name="P8">El sistema agrega la información de la sesión en la BD y envía un mensaje al usuario.</text:p>
              </text:list-item>
              <text:list-item>
                <text:p text:style-name="P8">El usuario tiene acceso al sistema.</text:p>
              </text:list-item>
            </text:list>
          </table:table-cell>
          <table:covered-table-cell/>
        </table:table-row>
        <table:table-row table:style-name="Tabla13.1">
          <table:table-cell table:style-name="Tabla13.A8" table:number-columns-spanned="2" office:value-type="string">
            <text:p text:style-name="P4">Flujo Alternativo:</text:p>
            <text:p text:style-name="P4"><text:s text:c="6"/>2. <text:s text:c="2"/>El sistema valida que los campos sean correctos y no los acepta.</text:p>
            <text:p text:style-name="P4"><text:s text:c="6"/><text:span text:style-name="T1">5.</text:span> <text:s text:c="2"/>El sistema envía <text:span text:style-name="T1">mensaje de “Usuario invalido”</text:span></text:p>
          </table:table-cell>
          <table:covered-table-cell/>
        </table:table-row>
        <table:table-row table:style-name="Tabla13.1">
          <table:table-cell table:style-name="Tabla13.A9" table:number-columns-spanned="2" office:value-type="string">
            <text:p text:style-name="P4">Poscondiciones:</text:p>
            <text:p text:style-name="P4">El usuario tiene acceso a las propiedades que sus características permiten.</text:p>
          </table:table-cell>
          <table:covered-table-cell/>
        </table:table-row>
      </table:table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Nombre:</text:p>
          </table:table-cell>
          <table:table-cell table:style-name="Tabla1.B1" office:value-type="string">
            <text:p text:style-name="P3">Agregar casos (Gestion de casos)</text:p>
          </table:table-cell>
        </table:table-row>
        <table:table-row table:style-name="Tabla1.1">
          <table:table-cell table:style-name="Tabla1.A2" office:value-type="string">
            <text:p text:style-name="P4">Autor:</text:p>
          </table:table-cell>
          <table:table-cell table:style-name="Tabla1.B2" office:value-type="string">
            <text:p text:style-name="P7">Carlos Humberto Romero Callejas</text:p>
          </table:table-cell>
        </table:table-row>
        <table:table-row table:style-name="Tabla1.1">
          <table:table-cell table:style-name="Tabla1.A3" office:value-type="string">
            <text:p text:style-name="P4">Fecha:</text:p>
          </table:table-cell>
          <table:table-cell table:style-name="Tabla1.B3" office:value-type="string">
            <text:p text:style-name="P6"><text:span text:style-name="T1">30</text:span>/<text:span text:style-name="T1">10/</text:span>2014</text:p>
          </table:table-cell>
        </table:table-row>
        <table:table-row table:style-name="Tabla1.1">
          <table:table-cell table:style-name="Tabla1.A4" table:number-columns-spanned="2" office:value-type="string">
            <text:p text:style-name="P4">Descripción: El usuario entra al sistema <text:span text:style-name="T1">Dasoft</text:span> en línea del <text:span text:style-name="T1">despacho de abogados y se le permite crear un nuevo caso.</text:span></text:p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4">Actores: <text:span text:style-name="T1">Abogado</text:span></text:p>
          </table:table-cell>
          <table:covered-table-cell/>
        </table:table-row>
        <table:table-row table:style-name="Tabla1.1">
          <table:table-cell table:style-name="Tabla1.A6" table:number-columns-spanned="2" office:value-type="string">
            <text:p text:style-name="P4">Precondiciones: <text:span text:style-name="T1">El usuario debe estar logeado y pertenecer al rol abogado</text:span>.</text:p>
            <text:p text:style-name="P5">Dar click en la opcion agregar caso</text:p>
          </table:table-cell>
          <table:covered-table-cell/>
        </table:table-row>
        <table:table-row table:style-name="Tabla1.1">
          <table:table-cell table:style-name="Tabla1.A7" table:number-columns-spanned="2" office:value-type="string">
            <text:list xml:id="list191921984155614" text:continue-list="list8144391122780371104" text:style-name="L1">
              <text:list-item text:start-value="1">
                <text:p text:style-name="P8">Flujo normal:</text:p>
              </text:list-item>
              <text:list-item>
                <text:p text:style-name="P8">El usuario <text:span text:style-name="T1">ingresa la informacion requerida en los campos mostrados en el formulario.</text:span></text:p>
              </text:list-item>
              <text:list-item>
                <text:p text:style-name="P8">El sistema valida que los campos sean correctos y son aceptados.</text:p>
              </text:list-item>
              <text:list-item>
                <text:p text:style-name="P8">El sistema agrega la información de<text:span text:style-name="T1">l nuevo</text:span> en la BD y envía un mensaje al usuario.</text:p>
              </text:list-item>
              <text:list-item>
                <text:p text:style-name="P8">El usua<text:span text:style-name="T1">rio da click en aceptar y es redirigido al menu principal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8" table:number-columns-spanned="2" office:value-type="string">
            <text:p text:style-name="P4">Flujo Alternativo:</text:p>
            <text:p text:style-name="P4"><text:s text:c="6"/>2. <text:s text:c="2"/>El sistema valida que los campos sean correctos y no los acepta. <text:span text:style-name="T1">Muestra notificacion junto a los campos en los cuales no fueron aceptados.</text:span></text:p>
            <text:p text:style-name="P4"><text:s text:c="6"/><text:span text:style-name="T1">5.</text:span> <text:s text:c="2"/>El sistema envía <text:span text:style-name="T1">mensaje de “Error al guardar nuevo caso, reintentalo nuevamente”</text:span></text:p>
          </table:table-cell>
          <table:covered-table-cell/>
        </table:table-row>
        <table:table-row table:style-name="Tabla1.1">
          <table:table-cell table:style-name="Tabla1.A9" table:number-columns-spanned="2" office:value-type="string">
            <text:p text:style-name="P4">Poscondiciones:</text:p>
            <text:p text:style-name="P4">E<text:span text:style-name="T1">l caso debe estar guardado en la bd.</text:span></text:p>
          </table:table-cell>
          <table:covered-table-cell/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Nombre:</text:p>
          </table:table-cell>
          <table:table-cell table:style-name="Tabla2.B1" office:value-type="string">
            <text:p text:style-name="P3">Modificar casos (Gestion de casos)</text:p>
          </table:table-cell>
        </table:table-row>
        <table:table-row table:style-name="Tabla2.1">
          <table:table-cell table:style-name="Tabla2.A2" office:value-type="string">
            <text:p text:style-name="P4">Autor:</text:p>
          </table:table-cell>
          <table:table-cell table:style-name="Tabla2.B2" office:value-type="string">
            <text:p text:style-name="P7">Carlos Humberto Romero Callejas</text:p>
          </table:table-cell>
        </table:table-row>
        <table:table-row table:style-name="Tabla2.1">
          <table:table-cell table:style-name="Tabla2.A3" office:value-type="string">
            <text:p text:style-name="P4">Fecha:</text:p>
          </table:table-cell>
          <table:table-cell table:style-name="Tabla2.B3" office:value-type="string">
            <text:p text:style-name="P6"><text:span text:style-name="T1">30</text:span>/<text:span text:style-name="T1">10/</text:span>2014</text:p>
          </table:table-cell>
        </table:table-row>
        <table:table-row table:style-name="Tabla2.1">
          <table:table-cell table:style-name="Tabla2.A4" table:number-columns-spanned="2" office:value-type="string">
            <text:p text:style-name="P4">Descripción: El usuario entra al sistema <text:span text:style-name="T1">Dasoft</text:span> en línea del <text:span text:style-name="T1">despacho de abogados y se le permite modificar los atributos de un caso existente, para esto debe poner el numero de caso.</text:span></text:p>
          </table:table-cell>
          <table:covered-table-cell/>
        </table:table-row>
        <table:table-row table:style-name="Tabla2.1">
          <table:table-cell table:style-name="Tabla2.A5" table:number-columns-spanned="2" office:value-type="string">
            <text:p text:style-name="P4">Actores: <text:span text:style-name="T1">Abogado</text:span></text:p>
          </table:table-cell>
          <table:covered-table-cell/>
        </table:table-row>
        <table:table-row table:style-name="Tabla2.1">
          <table:table-cell table:style-name="Tabla2.A6" table:number-columns-spanned="2" office:value-type="string">
            <text:p text:style-name="P4">Precondiciones: <text:span text:style-name="T1">El usuario debe estar logeado y pertenecer al rol abogado</text:span>.</text:p>
            <text:p text:style-name="P5">Dar click en la opcion modificar caso</text:p>
          </table:table-cell>
          <table:covered-table-cell/>
        </table:table-row>
        <table:table-row table:style-name="Tabla2.1">
          <table:table-cell table:style-name="Tabla2.A7" table:number-columns-spanned="2" office:value-type="string">
            <text:list xml:id="list191923818145516" text:continue-numbering="true" text:style-name="L1">
              <text:list-header>
                <text:p text:style-name="P8">Flujo normal:</text:p>
              </text:list-header>
              <text:list-item text:start-value="1">
                <text:p text:style-name="P8">El usuario <text:span text:style-name="T1">ingresa la informacion requerida en los campos mostrados en el formulario y preciona ver informacion.</text:span></text:p>
              </text:list-item>
              <text:list-item>
                <text:p text:style-name="P8">El sistema valida que los campos sean correctos y son aceptados.</text:p>
              </text:list-item>
              <text:list-item>
                <text:p text:style-name="P11">El sistema muestra los datos referentes a ese caso, el numero de caso no se permite modificar</text:p>
              </text:list-item>
              <text:list-item>
                <text:p text:style-name="P11">El usuario modifica los datos necesarios, preciona guardar.</text:p>
              </text:list-item>
              <text:list-item>
                <text:p text:style-name="P11">El sistema valida que los campos sean correctos y son aceptados</text:p>
              </text:list-item>
              <text:list-item>
                <text:p text:style-name="P8">El sistema <text:span text:style-name="T1">actualiza la informacion en la bd </text:span>y envía un mensaje al usuario.</text:p>
              </text:list-item>
              <text:list-item>
                <text:p text:style-name="P8">El usua<text:span text:style-name="T1">rio da click en aceptar y es redirigido al menu principal</text:span></text:p>
              </text:list-item>
            </text:list>
          </table:table-cell>
          <table:covered-table-cell/>
        </table:table-row>
        <table:table-row table:style-name="Tabla2.1">
          <table:table-cell table:style-name="Tabla2.A8" table:number-columns-spanned="2" office:value-type="string">
            <text:p text:style-name="P4">Flujo Alternativo:</text:p>
            <text:p text:style-name="P4"><text:s text:c="6"/>2. <text:s text:c="2"/>El sistema valida que los campos sean correctos y no los acepta. <text:span text:style-name="T1">Muestra notificacion junto a los campos en los cuales no fueron aceptados.</text:span></text:p>
            <text:p text:style-name="P4"><text:s text:c="6"/><text:span text:style-name="T3">5. El sistema valida que los campos sean correctos y no los acepta. Muestra notificacion junto a los campos en los cuales no fueron aceptados.</text:span></text:p>
            <text:p text:style-name="P5"><text:s text:c="6"/>7. Muestra mensaje “Error al actualizar intentalo nuevamente”</text:p>
          </table:table-cell>
          <table:covered-table-cell/>
        </table:table-row>
        <table:table-row table:style-name="Tabla2.1">
          <table:table-cell table:style-name="Tabla2.A9" table:number-columns-spanned="2" office:value-type="string">
            <text:p text:style-name="P4">Poscondiciones:</text:p>
            <text:p text:style-name="P4">E<text:span text:style-name="T1">l caso debe estar guardado en la bd.</text:span></text:p>
          </table:table-cell>
          <table:covered-table-cell/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Nombre:</text:p>
          </table:table-cell>
          <table:table-cell table:style-name="Tabla3.B1" office:value-type="string">
            <text:p text:style-name="P3"><text:span text:style-name="T2">Elimin</text:span>ar casos (Gestion de casos)</text:p>
          </table:table-cell>
        </table:table-row>
        <table:table-row table:style-name="Tabla3.1">
          <table:table-cell table:style-name="Tabla3.A2" office:value-type="string">
            <text:p text:style-name="P4">Autor:</text:p>
          </table:table-cell>
          <table:table-cell table:style-name="Tabla3.B2" office:value-type="string">
            <text:p text:style-name="P7">Carlos Humberto Romero Callejas</text:p>
          </table:table-cell>
        </table:table-row>
        <table:table-row table:style-name="Tabla3.1">
          <table:table-cell table:style-name="Tabla3.A3" office:value-type="string">
            <text:p text:style-name="P4">Fecha:</text:p>
          </table:table-cell>
          <table:table-cell table:style-name="Tabla3.B3" office:value-type="string">
            <text:p text:style-name="P6"><text:span text:style-name="T1">30</text:span>/<text:span text:style-name="T1">10/</text:span>2014</text:p>
          </table:table-cell>
        </table:table-row>
        <table:table-row table:style-name="Tabla3.1">
          <table:table-cell table:style-name="Tabla3.A4" table:number-columns-spanned="2" office:value-type="string">
            <text:p text:style-name="P4">Descripción: El usuario entra al sistema <text:span text:style-name="T1">Dasoft</text:span> en línea del <text:span text:style-name="T1">despacho de abogados y se le permite borrar un caso existente, para esto debe poner el numero de caso , el caso sera borrado logicamente.</text:span></text:p>
          </table:table-cell>
          <table:covered-table-cell/>
        </table:table-row>
        <table:table-row table:style-name="Tabla3.1">
          <table:table-cell table:style-name="Tabla3.A5" table:number-columns-spanned="2" office:value-type="string">
            <text:p text:style-name="P4">Actores: <text:span text:style-name="T1">Abogado</text:span></text:p>
          </table:table-cell>
          <table:covered-table-cell/>
        </table:table-row>
        <table:table-row table:style-name="Tabla3.1">
          <table:table-cell table:style-name="Tabla3.A6" table:number-columns-spanned="2" office:value-type="string">
            <text:p text:style-name="P4">Precondiciones: <text:span text:style-name="T1">El usuario debe estar logeado y pertenecer al rol abogado</text:span>.</text:p>
            <text:p text:style-name="P5">Dar click en la opcion <text:span text:style-name="T2">borr</text:span>ar caso</text:p>
          </table:table-cell>
          <table:covered-table-cell/>
        </table:table-row>
        <table:table-row table:style-name="Tabla3.1">
          <table:table-cell table:style-name="Tabla3.A7" table:number-columns-spanned="2" office:value-type="string">
            <text:list xml:id="list191922566092750" text:continue-numbering="true" text:style-name="L1">
              <text:list-header>
                <text:p text:style-name="P8">Flujo normal:</text:p>
              </text:list-header>
              <text:list-item text:start-value="1">
                <text:p text:style-name="P8">El usuario <text:span text:style-name="T1">ingresa la informacion requerida en los campos mostrados en el formulario y preciona ver informacion.</text:span></text:p>
              </text:list-item>
              <text:list-item>
                <text:p text:style-name="P8">El sistema valida que los campos sean correctos y son aceptados.</text:p>
              </text:list-item>
              <text:list-item>
                <text:p text:style-name="P11">El sistema <text:span text:style-name="T2">realiza la consulta a la bd y </text:span>muestra los datos referentes a ese caso.</text:p>
              </text:list-item>
              <text:list-item>
                <text:p text:style-name="P11">El usuario <text:span text:style-name="T2">presiona</text:span> <text:span text:style-name="T2">borrar</text:span>.</text:p>
              </text:list-item>
              <text:list-item>
                <text:p text:style-name="P12">El sistema muestra mensaje de confirmacion</text:p>
              </text:list-item>
              <text:list-item>
                <text:p text:style-name="P8">El sistema <text:span text:style-name="T2">marca como borrado ese caso, se actualiza en la bd </text:span>y envía un mensaje al usuario.</text:p>
              </text:list-item>
              <text:list-item>
                <text:p text:style-name="P8">El usua<text:span text:style-name="T1">rio da click en aceptar y es redirigido al menu principal</text:span></text:p>
              </text:list-item>
            </text:list>
          </table:table-cell>
          <table:covered-table-cell/>
        </table:table-row>
        <table:table-row table:style-name="Tabla3.1">
          <table:table-cell table:style-name="Tabla3.A8" table:number-columns-spanned="2" office:value-type="string">
            <text:p text:style-name="P4">Flujo Alternativo:</text:p>
            <text:p text:style-name="P4"><text:s text:c="6"/>2. <text:s text:c="2"/>El sistema valida que los campos sean correctos y no los acepta. <text:span text:style-name="T1">Muestra notificacion junto a los campos en los cuales no fueron aceptados.</text:span></text:p>
            <text:p text:style-name="P4"><text:s text:c="6"/><text:span text:style-name="T2">3. El sistema muestra mensaje de “Caso inexistente”</text:span></text:p>
            <text:p text:style-name="P4"><text:s text:c="6"/><text:span text:style-name="T2">5. Es redirigido al menu principal. </text:span></text:p>
            <text:p text:style-name="P5"><text:s text:c="6"/>7. Muestra mensaje “Error al <text:span text:style-name="T2">borr</text:span>ar intentalo nuevamente”</text:p>
          </table:table-cell>
          <table:covered-table-cell/>
        </table:table-row>
        <table:table-row table:style-name="Tabla3.1">
          <table:table-cell table:style-name="Tabla3.A9" table:number-columns-spanned="2" office:value-type="string">
            <text:p text:style-name="P4">Poscondiciones:</text:p>
            <text:p text:style-name="P4">E<text:span text:style-name="T1">l caso debe estar guardado en la bd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R</meta:initial-creator>
    <meta:creation-date>2014-10-30T18:46:20.216578644</meta:creation-date>
    <dc:date>2014-10-30T19:19:21.630099200</dc:date>
    <dc:creator>Carlos R</dc:creator>
    <meta:editing-duration>PT23M21S</meta:editing-duration>
    <meta:editing-cycles>3</meta:editing-cycles>
    <meta:generator>LibreOffice/4.3.2.2$Linux_x86 LibreOffice_project/430m0$Build-2</meta:generator>
    <meta:document-statistic meta:table-count="4" meta:image-count="0" meta:object-count="0" meta:page-count="4" meta:paragraph-count="89" meta:word-count="764" meta:character-count="4574" meta:non-whitespace-character-count="3844"/>
  </office:meta>
</office:document-meta>
</file>